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tring Name= "fergie cortes"</text:p>
      <text:p text:style-name="Normal"><text:s text:c="8"/>int edad = 14;</text:p>
      <text:p text:style-name="Normal"/>
      <text:p text:style-name="Normal"><text:s text:c="8"/>System.out.println (Name);</text:p>
      <text:p text:style-name="Normal"><text:s text:c="8"/>System.out.println (edad);</text:p>
      <text:p text:style-name="Normal"/>
      <text:p text:style-name="Normal"><text:s text:c="8"/>int a =<text:s/>67;</text:p>
      <text:p text:style-name="Normal"><text:s text:c="8"/>int b =<text:s/>4;</text:p>
      <text:p text:style-name="Normal"/>
      <text:p text:style-name="Normal"><text:s text:c="8"/>int suma= a+b;</text:p>
      <text:p text:style-name="Normal"><text:s text:c="8"/>int resta=a-b;</text:p>
      <text:p text:style-name="Normal"><text:s text:c="8"/>int multiplicacion= a*b;</text:p>
      <text:p text:style-name="Normal"><text:s text:c="8"/>int division= a/b;</text:p>
      <text:p text:style-name="Normal"/>
      <text:p text:style-name="Normal"><text:s text:c="8"/>System.out.println ("este es el resultado de la suma de a y b " + suma );</text:p>
      <text:p text:style-name="Normal"><text:s text:c="8"/>System.out.println ("este es el resultado de la resta de a y b " + resta);</text:p>
      <text:p text:style-name="Normal"><text:s text:c="8"/>System.out.println ("este es el resultado de la multiplicacion de a y b" + multiplicacion);</text:p>
      <text:p text:style-name="Normal"><text:s text:c="8"/>System.out.println ("este es el resultado de la division de a y b " + division);<text:s/></text:p>
      <text:p text:style-name="Normal"/>
      <text:p text:style-name="Normal"><text:s text:c="8"/>int valor1=<text:s/>93;</text:p>
      <text:p text:style-name="Normal"><text:s text:c="8"/>int cuadrado= valor1 * valor1;</text:p>
      <text:p text:style-name="Normal"/>
      <text:p text:style-name="Normal"><text:s text:c="8"/>System.out.println ("este es el valor del cuadrado de valor1 y valor1 " + cuadrado);<text:s/></text:p>
      <text:p text:style-name="Normal"/>
      <text:p text:style-name="Normal"><text:s text:c="8"/>double gradocel= 4.7;</text:p>
      <text:p text:style-name="Normal"><text:s text:c="8"/>int faren= ( (gradocel) * (1.8) +32);</text:p>
      <text:p text:style-name="Normal"/>
      <text:p text:style-name="Normal"><text:s text:c="8"/>System.out.println (faren);</text:p>
      <text:p text:style-name="Normal"/>
      <text:p text:style-name="Normal"><text:s text:c="8"/>double ancho= 2.5;</text:p>
      <text:p text:style-name="Normal"><text:s text:c="8"/>double altura= .1;</text:p>
      <text:soft-page-break/>
      <text:p text:style-name="Normal"><text:s text:c="8"/>double perimetro del rectangulo= (2*ancho) + (2*altura);</text:p>
      <text:p text:style-name="Normal"/>
      <text:p text:style-name="Normal"><text:s text:c="8"/>System.out.println ("este es el valor del ancho y la altura del perimetro del rectangulo");</text:p>
      <text:p text:style-name="Normal"/>
      <text:p text:style-name="Normal"><text:s text:c="8"/>double circulo = 16 * 16;<text:s/></text:p>
      <text:p text:style-name="Normal"><text:s text:c="8"/>double area = ((3.14159) * (circulo));</text:p>
      <text:p text:style-name="Normal"/>
      <text:p text:style-name="Normal"><text:s text:c="8"/>System.out.println ("este es el valor del area del valor del circulo");</text:p>
      <text:p text:style-name="Normal"/>
      <text:p text:style-name="Normal"><text:s text:c="8"/>byte años =<text:s/>8;</text:p>
      <text:p text:style-name="Normal"><text:s text:c="8"/>int dias = año * 365;</text:p>
      <text:p text:style-name="Normal"/>
      <text:p text:style-name="Normal"><text:s text:c="8"/>System.out.println ("años a dias" + dias);</text:p>
      <text:p text:style-name="Normal"/>
      <text:p text:style-name="Normal"><text:s text:c="8"/>int n=7;</text:p>
      <text:p text:style-name="Normal"><text:s text:c="8"/>int double= 2*n;</text:p>
      <text:p text:style-name="Normal"><text:s text:c="8"/>int triple = 3*n;</text:p>
      <text:p text:style-name="Normal"><text:s text:c="8"/>System.out.println("el doble es" + doble);</text:p>
      <text:p text:style-name="Normal"><text:s text:c="8"/>System.out.println("el triple es" + triple);</text:p>
      <text:p text:style-name="Normal"/>
      <text:p text:style-name="Normal"><text:s text:c="8"/>double km = 5;</text:p>
      <text:p text:style-name="Normal"><text:s text:c="8"/>System.out.println(km + "km = " + (km* 1000) + "metros")</text:p>
      <text:p text:style-name="Normal"><text:s text:c="8"/>System.out.println(km + "km = " + (km* 1000000) + "centimetros")</text:p>
      <text:p text:style-name="Normal"/>
      <text:p text:style-name="Normal"><text:s text:c="8"/>int lado = 8;</text:p>
      <text:p text:style-name="Normal"><text:s text:c="8"/>System.out.println("area del cuadrado: " + (lado * lado));</text:p>
      <text:p text:style-name="Normal"><text:s text:c="8"/>System.out.println("perimetro del cuadrado: " + <text:s/>(lado * 8));</text:p>
      <text:p text:style-name="Normal"/>
      <text:p text:style-name="Normal"><text:s text:c="8"/>int arista = 4;</text:p>
      <text:p text:style-name="Normal"><text:s text:c="8"/>System.out.println("volumen del cubo: " + (arista * arista * arista));</text:p>
      <text:p text:style-name="Normal"/>
      <text:soft-page-break/>
      <text:p text:style-name="Normal"><text:s text:c="8"/>double volumen = (9/8) * Math.pl * (radio* 5);<text:s/></text:p>
      <text:p text:style-name="Normal"><text:s text:c="8"/>System.out.println("volumen de la esfera: " + volumen);<text:s/></text:p>
      <text:p text:style-name="Normal"/>
      <text:p text:style-name="Normal"><text:s text:c="8"/>int sumaNaturales = 1 + 2 + 3;</text:p>
      <text:p text:style-name="Normal"><text:s text:c="8"/>System.out.println("suma de los tres perimetros naturales: " + sumaNaturales);</text:p>
      <text:p text:style-name="Normal"/>
      <text:p text:style-name="Normal"><text:s text:c="8"/>double precioOriginal=180.000; //precio del producto</text:p>
      <text:p text:style-name="Normal"><text:s text:c="8"/>double porcentajeDescuento=15.0; //descuento en %</text:p>
      <text:p text:style-name="Normal"><text:s text:c="8"/>double descuento=(precioOriginal * porcentajeDescuento) /100;</text:p>
      <text:p text:style-name="Normal"><text:s text:c="8"/>double precioFinal= precioOriginal - descuento;</text:p>
      <text:p text:style-name="Normal"><text:s text:c="8"/></text:p>
      <text:p text:style-name="Normal"><text:s text:c="8"/>System.out.println("17. Calcular el descuento aplicado a una compra (precio y % de descuento). ");</text:p>
      <text:p text:style-name="Normal"><text:s text:c="8"/>System.out.println(descuento);</text:p>
      <text:p text:style-name="Normal"><text:s text:c="8"/>System.out.println(precioFinal);<text:s/></text:p>
      <text:p text:style-name="Normal"/>
      <text:p text:style-name="Normal"><text:s text:c="8"/>double cuentaTotal=120.000; //total de la cuenta en el restaurante</text:p>
      <text:p text:style-name="Normal"><text:s text:c="8"/>double porcentajePropina=10.0; //propina en %</text:p>
      <text:p text:style-name="Normal"><text:s text:c="8"/>double propina= (cuentaTotal * porcentajePropina) /100;</text:p>
      <text:p text:style-name="Normal"><text:s text:c="8"/>double cuentaPagar= cuentaTotal + propina;</text:p>
      <text:p text:style-name="Normal"><text:s text:c="8"/></text:p>
      <text:p text:style-name="Normal"><text:s text:c="8"/>System.out.println("18. Calcular la propina a dejar en un restaurante (total y % deseado). ");</text:p>
      <text:p text:style-name="Normal"><text:s text:c="8"/>System.out.println(propina);</text:p>
      <text:p text:style-name="Normal"><text:s text:c="8"/>System.out.println(cuentaPagar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sbell cortes ducuara</meta:initial-creator>
    <dc:creator>rusbell cortes ducuara</dc:creator>
    <meta:creation-date>2025-07-18T23:49:00Z</meta:creation-date>
    <dc:date>2025-07-19T00:58:00Z</dc:date>
    <meta:template xlink:href="Normal" xlink:type="simple"/>
    <meta:editing-cycles>1</meta:editing-cycles>
    <meta:editing-duration>PT4140S</meta:editing-duration>
    <meta:document-statistic meta:page-count="3" meta:paragraph-count="6" meta:word-count="479" meta:character-count="3110" meta:row-count="21" meta:non-whitespace-character-count="2637"/>
  </office:meta>
</office:document-meta>
</file>